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22pt" officeooo:rsid="0002d970" officeooo:paragraph-rsid="0002d970" style:font-size-asian="22pt" style:font-size-complex="22pt"/>
    </style:style>
    <style:style style:name="P2" style:family="paragraph" style:parent-style-name="Standard">
      <style:paragraph-properties fo:line-height="150%" fo:text-align="start" style:justify-single-word="false"/>
      <style:text-properties fo:font-size="12pt" officeooo:rsid="0002d970" officeooo:paragraph-rsid="0002d970" style:font-size-asian="10.5pt" style:font-size-complex="12pt"/>
    </style:style>
    <style:style style:name="P3" style:family="paragraph" style:parent-style-name="Standard">
      <style:paragraph-properties fo:line-height="150%" fo:text-align="start" style:justify-single-word="false"/>
      <style:text-properties fo:font-size="12pt" officeooo:rsid="0002d970" officeooo:paragraph-rsid="000438c1" style:font-size-asian="10.5pt" style:font-size-complex="12pt"/>
    </style:style>
    <style:style style:name="P4" style:family="paragraph" style:parent-style-name="Standard">
      <style:paragraph-properties fo:line-height="150%" fo:text-align="start" style:justify-single-word="false"/>
      <style:text-properties fo:font-size="12pt" officeooo:rsid="000438c1" officeooo:paragraph-rsid="000438c1" style:font-size-asian="10.5pt" style:font-size-complex="12pt"/>
    </style:style>
    <style:style style:name="P5" style:family="paragraph" style:parent-style-name="Standard">
      <style:paragraph-properties fo:line-height="150%" fo:text-align="start" style:justify-single-word="false"/>
      <style:text-properties fo:font-size="12pt" officeooo:rsid="000438c1" officeooo:paragraph-rsid="00047c26" style:font-size-asian="10.5pt" style:font-size-complex="12pt"/>
    </style:style>
    <style:style style:name="P6" style:family="paragraph" style:parent-style-name="Standard">
      <style:paragraph-properties fo:line-height="150%" fo:text-align="start" style:justify-single-word="false"/>
      <style:text-properties fo:font-size="12pt" officeooo:rsid="00047c26" officeooo:paragraph-rsid="00047c26" style:font-size-asian="10.5pt" style:font-size-complex="12pt"/>
    </style:style>
    <style:style style:name="P7" style:family="paragraph" style:parent-style-name="Standard">
      <style:paragraph-properties fo:line-height="150%" fo:text-align="start" style:justify-single-word="false"/>
      <style:text-properties fo:font-size="12pt" officeooo:rsid="000491a9" officeooo:paragraph-rsid="000491a9" style:font-size-asian="10.5pt" style:font-size-complex="12pt"/>
    </style:style>
    <style:style style:name="P8" style:family="paragraph" style:parent-style-name="Standard">
      <style:paragraph-properties fo:line-height="150%" fo:text-align="start" style:justify-single-word="false"/>
      <style:text-properties fo:font-size="12pt" fo:font-weight="bold" officeooo:rsid="000438c1" officeooo:paragraph-rsid="000438c1" style:font-size-asian="10.5pt" style:font-weight-asian="bold" style:font-size-complex="12pt" style:font-weight-complex="bold"/>
    </style:style>
    <style:style style:name="P9" style:family="paragraph" style:parent-style-name="Standard">
      <style:paragraph-properties fo:line-height="150%" fo:text-align="start" style:justify-single-word="false"/>
      <style:text-properties fo:font-size="12pt" fo:font-weight="bold" officeooo:rsid="00047c26" officeooo:paragraph-rsid="00047c26" style:font-size-asian="10.5pt" style:font-weight-asian="bold" style:font-size-complex="12pt" style:font-weight-complex="bold"/>
    </style:style>
    <style:style style:name="P10" style:family="paragraph" style:parent-style-name="Standard">
      <style:paragraph-properties fo:line-height="150%" fo:text-align="start" style:justify-single-word="false"/>
      <style:text-properties fo:font-size="12pt" fo:font-weight="bold" officeooo:rsid="000491a9" officeooo:paragraph-rsid="000491a9" style:font-size-asian="10.5pt" style:font-weight-asian="bold" style:font-size-complex="12pt" style:font-weight-complex="bold"/>
    </style:style>
    <style:style style:name="P11" style:family="paragraph" style:parent-style-name="Standard">
      <style:paragraph-properties fo:line-height="150%" fo:text-align="start" style:justify-single-word="false"/>
      <style:text-properties fo:font-size="12pt" fo:font-weight="normal" officeooo:rsid="000438c1" officeooo:paragraph-rsid="000438c1"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fo:font-size="12pt" fo:font-weight="normal" officeooo:rsid="000491a9" officeooo:paragraph-rsid="000491a9"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fo:font-size="12pt" fo:font-style="normal" fo:font-weight="bold" officeooo:rsid="000438c1" officeooo:paragraph-rsid="000438c1" style:font-size-asian="10.5pt" style:font-style-asian="normal" style:font-weight-asian="bold" style:font-size-complex="12pt" style:font-style-complex="normal" style:font-weight-complex="bold"/>
    </style:style>
    <style:style style:name="P14" style:family="paragraph" style:parent-style-name="Standard">
      <style:paragraph-properties fo:line-height="150%" fo:text-align="start" style:justify-single-word="false"/>
      <style:text-properties fo:font-size="12pt" officeooo:rsid="00047c26" officeooo:paragraph-rsid="00047c26" style:font-size-asian="10.5pt" style:font-size-complex="12pt"/>
    </style:style>
    <style:style style:name="P15" style:family="paragraph" style:parent-style-name="Standard">
      <style:paragraph-properties fo:line-height="150%" fo:text-align="start" style:justify-single-word="false"/>
      <style:text-properties fo:font-size="12pt" officeooo:rsid="000491a9" officeooo:paragraph-rsid="000491a9" style:font-size-asian="10.5pt" style:font-size-complex="12pt"/>
    </style:style>
    <style:style style:name="P16" style:family="paragraph" style:parent-style-name="Standard">
      <style:paragraph-properties fo:line-height="150%" fo:text-align="start" style:justify-single-word="false"/>
      <style:text-properties fo:font-size="12pt" fo:font-weight="normal" officeooo:rsid="000491a9" officeooo:paragraph-rsid="000491a9"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fo:font-size="12pt" fo:font-weight="normal" officeooo:rsid="0006ac35" officeooo:paragraph-rsid="0006ac35"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fo:font-size="12pt" fo:font-weight="normal" officeooo:rsid="0006e417" officeooo:paragraph-rsid="0006e417"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fo:font-size="12pt" fo:font-weight="bold" officeooo:rsid="000491a9" officeooo:paragraph-rsid="000491a9"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0491a9" officeooo:paragraph-rsid="0006ac35"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officeooo:rsid="0006ac35" officeooo:paragraph-rsid="0006ac35"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06ac35" officeooo:paragraph-rsid="0006e417"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font-weight="bold" officeooo:rsid="0006e417" officeooo:paragraph-rsid="0006e417" style:font-size-asian="10.5pt" style:font-weight-asian="bold" style:font-size-complex="12pt" style:font-weight-complex="bold"/>
    </style:style>
    <style:style style:name="T1" style:family="text">
      <style:text-properties officeooo:rsid="000438c1"/>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438c1"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438c1" style:font-style-asian="normal" style:font-style-complex="normal"/>
    </style:style>
    <style:style style:name="T7" style:family="text">
      <style:text-properties officeooo:rsid="00047c26"/>
    </style:style>
    <style:style style:name="T8" style:family="text">
      <style:text-properties officeooo:rsid="000491a9"/>
    </style:style>
    <style:style style:name="T9" style:family="text">
      <style:text-properties fo:font-weight="bold" style:font-weight-asian="bold" style:font-weight-complex="bold"/>
    </style:style>
    <style:style style:name="T10" style:family="text">
      <style:text-properties officeooo:rsid="0006ac35"/>
    </style:style>
    <style:style style:name="T11" style:family="text">
      <style:text-properties fo:font-weight="normal" style:font-weight-asian="normal" style:font-weight-complex="normal"/>
    </style:style>
    <style:style style:name="T12" style:family="text">
      <style:text-properties fo:font-weight="normal" officeooo:rsid="0006e417" style:font-weight-asian="normal" style:font-weight-complex="normal"/>
    </style:style>
    <style:style style:name="T13" style:family="text">
      <style:text-properties fo:font-weight="normal" officeooo:rsid="000491a9" style:font-weight-asian="normal" style:font-weight-complex="normal"/>
    </style:style>
    <style:style style:name="T14" style:family="text">
      <style:text-properties officeooo:rsid="0006e4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tic Algorithm for Melody Composition</text:p>
      <text:p text:style-name="P1"/>
      <text:p text:style-name="P2">For my final project, I decided to explore a genetic algorithm to compose simple pleasurable melodies. Music composition is one the oldest human artistic pursuits. People spend years developing the talent and we prize the ones who do it best. Let us see if we can crack the secret <text:span text:style-name="T7">of beautiful melodies</text:span> in a few hundred lines of code?</text:p>
      <text:p text:style-name="P2"/>
      <text:p text:style-name="P3">To simplify the problem, I opted to restrict the choice of notes to the C major scale. That means all the white keys on a piano. At a minimum, this will give me music a tonic feel and thankfully removes the resulting melody from the realm of twelve tone serial music. This key and scale is used for an a n<text:span text:style-name="T1">auseating amount of music: from Ravel's </text:span><text:span text:style-name="T4">Bolero</text:span><text:span text:style-name="T1"> to The Beatles' </text:span><text:span text:style-name="T4">All You Need Is Love </text:span><text:span text:style-name="T6">to the set tunes interpreted by every 8 year old budding piano player.</text:span></text:p>
      <text:p text:style-name="P3"/>
      <text:p text:style-name="P6">I have also chosen to compose music using the popular AABA form. This consists of four sections of eight bars, where the two first sections repeat (AA), the third section (ie. B, the middle 8, or the bridge) creates tension, and the last section brings us home back to the first section (A). This further simplifies the problem by using a very well known form and introducing an overall structure.</text:p>
      <text:p text:style-name="P3"/>
      <text:p text:style-name="P8">Technical Details:</text:p>
      <text:p text:style-name="P11">The project is implemented in Python 2.7 using PySynth, a simple music synthesizer. Any rendered genome gets converted into a variation of DOT notation that's compatible with PySynth.</text:p>
      <text:p text:style-name="P3"/>
      <text:p text:style-name="P13">Knowledge representation:</text:p>
      <text:p text:style-name="P5">Chromosones within genomes consist of a tuple containing a diatonic letter index, octave identifier, and an absolute note value. The diatonic letter is an index that represents one of “c d e f g a b”, the notes in a the major scale, along with “r” which represent a rest. The zero indexed octave identifier represents one of five octaves from C2 to C7. The absolute note value is the product octave index times the amount of notes per octave plus the <text:span text:style-name="T7">letter index.</text:span></text:p>
      <text:p text:style-name="P6">That means the note C2 is represented as (0,0,0), B2 is (6,0,6), middle C (ie. C4) is (0,2,16) and a rest can be (7, 3, 31).</text:p>
      <text:p text:style-name="P6">Genomes consist of a list of tuples which can be easily cut and crossed over.</text:p>
      <text:p text:style-name="P6"><text:soft-page-break/></text:p>
      <text:p text:style-name="P9">Initial Populations:</text:p>
      <text:p text:style-name="P6">Intial populations are created by generating lists of 32 random chromosones within the range of notes mentioned above.</text:p>
      <text:p text:style-name="P6"/>
      <text:p text:style-name="P9">Selection:</text:p>
      <text:p text:style-name="P6">I used the Fitness Proportionate Selection method to select the parent genomes to cross. The method consists of choosing a probability of selection that depends on the fitness level of the genome. This <text:span text:style-name="T8">is done by first finding the sum of all the population's fitness, and then, for a given genome, dividing its fitness score by the sum. The resulting proportions are summed and then the genome is chosen according to a random number.</text:span></text:p>
      <text:p text:style-name="P10">Crossover:</text:p>
      <text:p text:style-name="P12">I opted to use the single point crossover operator. It was the simplest method and the results proved effective. I choose two parents using FPS and select a random integer within the range of the genome length as an index. The first child is created by splicing the elements of the first parent <text:span text:style-name="T9">up to</text:span> that integer and the elements of the second parent <text:span text:style-name="T9">from</text:span> that integer. The second child is created in the opposite way.</text:p>
      <text:p text:style-name="P7"/>
      <text:p text:style-name="P10">Mutation:</text:p>
      <text:p text:style-name="P12">After the party's over and entire population has had sex and been crossed, I introduce mutation to every <text:s/>genome. I do so by traversing every chromosone and with a 3% <text:span text:style-name="T10">probability, replacing it with a newly randomly generated chromosone. This ensures genetic diversity, which I call “Jazzy Jumps”.</text:span></text:p>
      <text:p text:style-name="P12"/>
      <text:p text:style-name="P20">Fitness:</text:p>
      <text:p text:style-name="P17">The fitness function is a composite of many. Every fitness function returns a value from zero to the length of the genome (ie. 0 to 36). <text:s/>Some are weighted a bit heavier due to their increased importance. </text:p>
      <text:p text:style-name="P21">Octave Range Fitness: <text:span text:style-name="T11">for a melody to make the Top 40 charts, it needs to be singable. Keeping the range within an octave allows unskilled </text:span><text:span text:style-name="T12">teeny boppers</text:span><text:span text:style-name="T11"> to hum along without strain. This function returns largest number of notes found in an octave. </text:span></text:p>
      <text:p text:style-name="P21">Windowed Monotonicity Fitness: <text:span text:style-name="T11">good tunes have sweeping melodies that rise and fall so that said young singers can just screech the profile of the notes without needing to sing in tune. This fitness function looks at every set of three adjacent notes and awards a point if they either all rise or all fall.</text:span></text:p>
      <text:p text:style-name="P22">Down Beat Fitness:<text:span text:style-name="T11"> </text:span><text:span text:style-name="T12">Chord tones (eg. C, E, and G) sound good on a down beat, so 4 points are </text:span><text:soft-page-break/><text:span text:style-name="T12">awarded for every bar that starts with such a note. [</text:span><text:span text:style-name="T13">Papadopoulos, </text:span><text:span text:style-name="T12">1998]</text:span></text:p>
      <text:p text:style-name="P22"><text:span text:style-name="T14">Back</text:span> Beat Fitness:<text:span text:style-name="T11"> </text:span><text:span text:style-name="T12">same thing as down beat fitness, but on beats 2-4. [</text:span><text:span text:style-name="T13">Papadopoulos, </text:span><text:span text:style-name="T12">1998]</text:span></text:p>
      <text:p text:style-name="P23">No Jumps Fitness: <text:span text:style-name="T11">singable tunes do not contain large intervals. This function awards a point for every jump that is within a perfect fourth.</text:span></text:p>
      <text:p text:style-name="P23"><text:span text:style-name="T11"/></text:p>
      <text:p text:style-name="P10">Iterations</text:p>
      <text:p text:style-name="P18">Experimentation has led me to run the genetic algorithm 1000 times for good results.</text:p>
      <text:p text:style-name="P18"/>
      <text:p text:style-name="P21">Finalizing <text:span text:style-name="T14">T</text:span>he <text:span text:style-name="T14">S</text:span>ong</text:p>
      <text:p text:style-name="P18">Once sections A and B are complete, I copy and combine them into a full AABA song. I then run a massaging function that joins successive same notes into a longer one. After that, PySynth converts it to a Wave file. </text:p>
      <text:p text:style-name="P17"/>
      <text:p text:style-name="P13">References:</text:p>
      <text:p text:style-name="P4"><text:span text:style-name="T5">Doege, Martin, </text:span><text:span text:style-name="T3">PySynth,</text:span><text:span text:style-name="T5"> </text:span><text:a xlink:type="simple" xlink:href="http://mdoege.github.io/PySynth/" text:style-name="Internet_20_link" text:visited-style-name="Visited_20_Internet_20_Link"><text:span text:style-name="T5">http://mdoege.github.io/PySynth/</text:span></text:a></text:p>
      <text:p text:style-name="P7"/>
      <text:p text:style-name="P7"><text:span text:style-name="T5">Wikipedia, </text:span><text:span text:style-name="T3">Fitness proportionate selection,</text:span><text:span text:style-name="T5"> </text:span><text:a xlink:type="simple" xlink:href="http://en.wikipedia.org/wiki/Fitness_proportionate_selection" text:style-name="Internet_20_link" text:visited-style-name="Visited_20_Internet_20_Link"><text:span text:style-name="T5">http://en.wikipedia.org/wiki/Fitness_proportionate_selection</text:span></text:a></text:p>
      <text:p text:style-name="P7"/>
      <text:p text:style-name="P7">Papadopoulos, G., &amp; Wiggins, G. (1998). A genetic algorithm for the generation of jazz melodies. <text:span text:style-name="T2">Proceedings of STEP</text:span>, <text:span text:style-name="T2">98</text:span>.</text:p>
      <text:p text:style-name="P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8T01:31:19.780950235</meta:creation-date>
    <dc:date>2015-04-19T23:32:11.949076165</dc:date>
    <meta:editing-duration>PT14M51S</meta:editing-duration>
    <meta:editing-cycles>2</meta:editing-cycles>
    <meta:generator>LibreOffice/4.3.3.2$Linux_X86_64 LibreOffice_project/430m0$Build-2</meta:generator>
    <meta:document-statistic meta:table-count="0" meta:image-count="0" meta:object-count="0" meta:page-count="3" meta:paragraph-count="33" meta:word-count="894" meta:character-count="5218" meta:non-whitespace-character-count="4352"/>
  </office:meta>
</office:document-meta>
</file>